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834bf" officeooo:paragraph-rsid="000834bf"/>
    </style:style>
    <style:style style:name="T1" style:family="text">
      <style:text-properties officeooo:rsid="00094d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안녕하세요?</text:p>
      <text:p text:style-name="P1"/>
      <text:p text:style-name="P1">성균관대학교 통계학과에 재직하고 있는 Chongsun Park입니다.</text:p>
      <text:p text:style-name="P1">저는 올해 8월31일 31년의 짧지 않은 교수 생활을 마치고 자연으로 돌아갈 준비를 할 예정입니다.</text:p>
      <text:p text:style-name="P1"/>
      <text:p text:style-name="P1">이 홈페이지에는 은퇴를 맞아 그 동안의 강의 경험을 토대로 집필한 교양서에 대한 소개와 그 동안 참아왔던 다양한(?) 취미 생활들에 대한 소소한 이야기들을 올리려고 합니다. </text:p>
      <text:p text:style-name="P1"/>
      <text:p text:style-name="P1">우선 변변치는 않지만 2026년 3월 21일에 출간한 데이터사이언스 교양서를 소개합니다. 이 책은 한글로 작성하여 유페이퍼에서 출간 예정(3월 31일)인 “데이터사이언스의 세계”를 영문으로 번역한 번역서입니다.</text:p>
      <text:p text:style-name="P1"/>
      <text:p text:style-name="P1">[책 소개]</text:p>
      <text:p text:style-name="P1">표지 이미지 첨</text:p>
      <text:p text:style-name="P1">제목: Decoding Data Science: A guide from LOGIC to AI</text:p>
      <text:p text:style-name="P1">출판사: 아마존 킨들</text:p>
      <text:p text:style-name="P1">출판일: 2026년 3월 21일</text:p>
      <text:p text:style-name="P1">가격: $5.46(?)</text:p>
      <text:p text:style-name="P1">저서 <text:span text:style-name="T1">URL: </text:span></text:p>
      <text:p text:style-name="P1"/>
      <text:p text:style-name="P1"/>
      <text:p text:style-name="P1">&lt;div align="center"&gt;</text:p>
      <text:p text:style-name="P1"><text:s text:c="2"/>&lt;h1&gt;Hello, I am Chongsun Park&lt;/h1&gt;</text:p>
      <text:p text:style-name="P1"><text:s text:c="2"/>&lt;p&gt;&lt;i&gt;Professor of Statistics at Sungkyunkwan University&lt;/i&gt;&lt;/p&gt;</text:p>
      <text:p text:style-name="P1"><text:s text:c="2"/></text:p>
      <text:p text:style-name="P1"><text:s text:c="2"/>&lt;hr /&gt;</text:p>
      <text:p text:style-name="P1"/>
      <text:p text:style-name="P1"><text:s text:c="2"/>&lt;div style="text-align: left; line-height: 1.6; max-width: 800px; margin: 0 auto;"&gt;</text:p>
      <text:p text:style-name="P1"><text:s text:c="4"/>&lt;p&gt;</text:p>
      <text:p text:style-name="P1"><text:s text:c="6"/>After 31 years of a fulfilling academic career, I am preparing to transition to a new chapter </text:p>
      <text:p text:style-name="P1"><text:s text:c="6"/>as I retire on August 31, 2026. This space is dedicated to sharing my lifelong teaching </text:p>
      <text:p text:style-name="P1"><text:s text:c="6"/>insights and the diverse hobbies I have long looked forward to pursuing.</text:p>
      <text:p text:style-name="P1"><text:s text:c="4"/>&lt;/p&gt;</text:p>
      <text:p text:style-name="P1"><text:s text:c="4"/></text:p>
      <text:p text:style-name="P1"><text:s text:c="4"/>&lt;p&gt;</text:p>
      <text:p text:style-name="P1"><text:s text:c="6"/>To mark this milestone, I am pleased to introduce my latest book on Data Science, </text:p>
      <text:p text:style-name="P1"><text:s text:c="6"/>published on March 21, 2026. This work is the English edition of my upcoming Korean book, </text:p>
      <text:p text:style-name="P1"><text:s text:c="6"/>&lt;b&gt;"The World of Data Science"&lt;/b&gt; (scheduled for release via Upaper on March 31).</text:p>
      <text:p text:style-name="P1"><text:s text:c="4"/>&lt;/p&gt;</text:p>
      <text:p text:style-name="P1"><text:s text:c="2"/>&lt;/div&gt;</text:p>
      <text:p text:style-name="P1"/>
      <text:p text:style-name="P1"><text:s text:c="2"/>&lt;br /&gt;</text:p>
      <text:p text:style-name="P1"/>
      <text:p text:style-name="P1"><text:s text:c="2"/>&lt;div style="background-color: #f9f9f9; padding: 20px; border-radius: 10px; border: 1px solid #ddd; max-width: 800px; margin: 0 auto;"&gt;</text:p>
      <text:p text:style-name="P1"><text:s text:c="4"/>&lt;h2&gt;[Book Introduction]&lt;/h2&gt;</text:p>
      <text:p text:style-name="P1"><text:s text:c="4"/>&lt;div style="display: flex; flex-wrap: wrap; justify-content: center; align-items: center;"&gt;</text:p>
      <text:p text:style-name="P1"><text:s text:c="6"/>&lt;div style="flex: 1; min-width: 200px; padding: 10px;"&gt;</text:p>
      <text:p text:style-name="P1"><text:s text:c="8"/>&lt;img src="YOUR_IMAGE_URL_HERE" alt="Book Cover" style="max-width: 100%; border-radius: 5px; box-shadow: 0 4px 8px rgba(0,0,0,0.1);"&gt;</text:p>
      <text:p text:style-name="P1"><text:s text:c="6"/>&lt;/div&gt;</text:p>
      <text:p text:style-name="P1"><text:soft-page-break/><text:s text:c="6"/>&lt;div style="flex: 2; min-width: 250px; text-align: left; padding: 10px;"&gt;</text:p>
      <text:p text:style-name="P1"><text:s text:c="8"/>&lt;h3 style="margin-top: 0;"&gt;Decoding Data Science: A guide from LOGIC to AI&lt;/h3&gt;</text:p>
      <text:p text:style-name="P1"><text:s text:c="8"/>&lt;ul style="list-style: none; padding: 0;"&gt;</text:p>
      <text:p text:style-name="P1"><text:s text:c="10"/>&lt;li&gt;&lt;b&gt;Publisher:&lt;/b&gt; Amazon Kindle&lt;/li&gt;</text:p>
      <text:p text:style-name="P1"><text:s text:c="10"/>&lt;li&gt;&lt;b&gt;Publication Date:&lt;/b&gt; March 21, 2026&lt;/li&gt;</text:p>
      <text:p text:style-name="P1"><text:s text:c="10"/>&lt;li&gt;&lt;b&gt;Price:&lt;/b&gt; $4.99&lt;/li&gt; &lt;li&gt;&lt;b&gt;Links:&lt;/b&gt; &lt;a href="YOUR_AMAZON_URL_HERE" target="_blank"&gt;View on Amazon&lt;/a&gt;&lt;/li&gt;</text:p>
      <text:p text:style-name="P1"><text:s text:c="8"/>&lt;/ul&gt;</text:p>
      <text:p text:style-name="P1"><text:s text:c="6"/>&lt;/div&gt;</text:p>
      <text:p text:style-name="P1"><text:s text:c="4"/>&lt;/div&gt;</text:p>
      <text:p text:style-name="P1"><text:s text:c="2"/>&lt;/div&gt;</text:p>
      <text:p text:style-name="P1"/>
      <text:p text:style-name="P1"><text:s text:c="2"/>&lt;br /&gt;</text:p>
      <text:p text:style-name="P1"><text:s text:c="2"/></text:p>
      <text:p text:style-name="P1"><text:s text:c="2"/>&lt;p&gt;&lt;i&gt;Stay tuned for more stories about my journey into nature and new passions.&lt;/i&gt;&lt;/p&gt;</text:p>
      <text:p text:style-name="P1">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3-24T16:04:15.386960229</meta:creation-date>
    <meta:generator>LibreOffice/24.2.7.2$Linux_X86_64 LibreOffice_project/420$Build-2</meta:generator>
    <dc:date>2026-03-24T16:24:07.245726307</dc:date>
    <meta:editing-duration>PT19M51S</meta:editing-duration>
    <meta:editing-cycles>3</meta:editing-cycles>
    <meta:document-statistic meta:table-count="0" meta:image-count="0" meta:object-count="0" meta:page-count="2" meta:paragraph-count="51" meta:word-count="508" meta:character-count="2313" meta:non-whitespace-character-count="1853"/>
  </office:meta>
</office:document-meta>
</file>